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4acf8" officeooo:paragraph-rsid="0004ac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s for Honors Application</text:p>
      <text:p text:style-name="P1"/>
      <text:p text:style-name="P1">Users:</text:p>
      <text:p text:style-name="P1">Student</text:p>
      <text:p text:style-name="P1">Honors College Employee</text:p>
      <text:p text:style-name="P1"/>
      <text:p text:style-name="P1">Cases:</text:p>
      <text:p text:style-name="P1">View Catalogue for Year</text:p>
      <text:p text:style-name="P1">View Progress/Audit Progress</text:p>
      <text:p text:style-name="P1">Add New Catalogue</text:p>
      <text:p text:style-name="P1">Update Catalogu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2:49:30.553131000</meta:creation-date>
    <meta:generator>LibreOffice/4.2.8.2$MacOSX_x86 LibreOffice_project/48d50dbfc06349262c9d50868e5c1f630a573ebd</meta:generator>
    <dc:date>2015-02-16T13:24:17.231337000</dc:date>
    <meta:editing-duration>P0D</meta:editing-duration>
    <meta:editing-cycles>1</meta:editing-cycles>
    <meta:document-statistic meta:table-count="0" meta:image-count="0" meta:object-count="0" meta:page-count="1" meta:paragraph-count="9" meta:word-count="23" meta:character-count="158" meta:non-whitespace-character-count="144"/>
  </office:meta>
</office:document-meta>
</file>